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04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7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6.989cm" svg:height="16.076cm" svg:x="0.702cm" svg:y="5.57cm">
            <draw:object draw:notify-on-update-of-ranges="Sheet1.A1:Sheet1.A1 Sheet1.A3:Sheet1.A11 Sheet1.C1:Sheet1.C1 Sheet1.C3:Sheet1.C1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frequency(kHz)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gain(dB)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table:formula="of:=10*LOG10([.B2])" office:value-type="float" office:value="-3.01029995663981" calcext:value-type="float">
            <text:p>-3.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formula="of:=10*LOG10([.B3])" office:value-type="float" office:value="-3.01029995663981" calcext:value-type="float">
            <text:p>-3.0</text:p>
          </table:table-cell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0.485" calcext:value-type="float">
            <text:p>0.485</text:p>
          </table:table-cell>
          <table:table-cell table:formula="of:=10*LOG10([.B4])" office:value-type="float" office:value="-3.14258261397736" calcext:value-type="float">
            <text:p>-3.1</text:p>
          </table:table-cell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0.5" calcext:value-type="float">
            <text:p>0.5</text:p>
          </table:table-cell>
          <table:table-cell table:formula="of:=10*LOG10([.B5])" office:value-type="float" office:value="-3.01029995663981" calcext:value-type="float">
            <text:p>-3.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0.38" calcext:value-type="float">
            <text:p>0.38</text:p>
          </table:table-cell>
          <table:table-cell table:formula="of:=10*LOG10([.B6])" office:value-type="float" office:value="-4.2021640338319" calcext:value-type="float">
            <text:p>-4.2</text:p>
          </table:table-cell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0.3" calcext:value-type="float">
            <text:p>0.3</text:p>
          </table:table-cell>
          <table:table-cell table:formula="of:=10*LOG10([.B7])" office:value-type="float" office:value="-5.22878745280338" calcext:value-type="float">
            <text:p>-5.2</text:p>
          </table:table-cell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0.037" calcext:value-type="float">
            <text:p>0.037</text:p>
          </table:table-cell>
          <table:table-cell table:formula="of:=10*LOG10([.B8])" office:value-type="float" office:value="-14.3179827593301" calcext:value-type="float">
            <text:p>-14.3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0.0018" calcext:value-type="float">
            <text:p>0.0018</text:p>
          </table:table-cell>
          <table:table-cell table:formula="of:=10*LOG10([.B9])" office:value-type="float" office:value="-27.4472749489669" calcext:value-type="float">
            <text:p>-27.4</text:p>
          </table:table-cell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0.0006" calcext:value-type="float">
            <text:p>0.0006</text:p>
          </table:table-cell>
          <table:table-cell table:formula="of:=10*LOG10([.B10])" office:value-type="float" office:value="-32.2184874961636" calcext:value-type="float">
            <text:p>-32.2</text:p>
          </table:table-cell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0.00003" calcext:value-type="float">
            <text:p>3E-05</text:p>
          </table:table-cell>
          <table:table-cell table:formula="of:=10*LOG10([.B11])" office:value-type="float" office:value="-45.2287874528034" calcext:value-type="float">
            <text:p>-45.2</text:p>
          </table:table-cell>
        </table:table-row>
        <table:table-row table:style-name="ro1" table:number-rows-repeated="1048564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13" number:min-decimal-places="13" number:min-integer-digits="1"/>
    </number:number-style>
    <number:number-style style:name="N112">
      <number:number number:decimal-places="14" number:min-decimal-places="14" number:min-integer-digits="1"/>
    </number:number-style>
    <number:number-style style:name="N113">
      <number:number number:decimal-places="15" number:min-decimal-places="15" number:min-integer-digits="1"/>
    </number:number-style>
    <number:number-style style:name="N114">
      <number:number number:decimal-places="16" number:min-decimal-places="16" number:min-integer-digits="1"/>
    </number:number-style>
    <number:number-style style:name="N115">
      <number:number number:decimal-places="17" number:min-decimal-places="17" number:min-integer-digits="1"/>
    </number:number-style>
    <number:number-style style:name="N116">
      <number:number number:decimal-places="18" number:min-decimal-places="18" number:min-integer-digits="1"/>
    </number:number-style>
    <number:number-style style:name="N117">
      <number:number number:decimal-places="1" number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5">00/00/0000</text:date>, <text:time style:data-style-name="N2" text:time-value="20:59:52.23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10-20T23:41:04.964000000</meta:creation-date>
    <meta:generator>LibreOffice/7.0.3.1$Windows_X86_64 LibreOffice_project/d7547858d014d4cf69878db179d326fc3483e082</meta:generator>
    <dc:date>2021-01-15T21:36:34.470000000</dc:date>
    <meta:editing-duration>PT15M8S</meta:editing-duration>
    <meta:editing-cycles>8</meta:editing-cycles>
    <meta:document-statistic meta:table-count="1" meta:cell-count="33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number:number-style style:name="N117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dddddd"/>
    </style:style>
    <style:style style:name="ch8" style:family="chart" style:data-style-name="N117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6.99cm" svg:height="16.077cm" xlink:href=".." xlink:type="simple" chart:class="chart:scatter" chart:style-name="ch1">
        <chart:title svg:x="10.052cm" svg:y="0.457cm" chart:style-name="ch2">
          <text:p>16 tap fir LPF frequency response</text:p>
        </chart:title>
        <chart:subtitle svg:x="10.541cm" svg:y="1.557cm" chart:style-name="ch3">
          <text:p>2MHz sample rate, 500kHz cutoff</text:p>
        </chart:subtitle>
        <chart:plot-area chart:style-name="ch4" table:cell-range-address="Sheet1.A1:Sheet1.A1 Sheet1.A3:Sheet1.A11 Sheet1.C1:Sheet1.C1 Sheet1.C3:Sheet1.C11" chart:data-source-has-labels="row" svg:x="1.55cm" svg:y="2.561cm" svg:width="24.901cm" svg:height="12.214cm">
          <chart:coordinate-region svg:x="2.568cm" svg:y="2.76cm" svg:width="23.511cm" svg:height="11.816cm"/>
          <chart:axis chart:dimension="x" chart:name="primary-x" chart:style-name="ch5">
            <chart:title svg:x="12.752cm" svg:y="15.096cm" chart:style-name="ch6">
              <text:p>Frequency (kHz)</text:p>
            </chart:title>
            <chart:grid chart:style-name="ch7" chart:class="minor"/>
          </chart:axis>
          <chart:axis chart:dimension="y" chart:name="primary-y" chart:style-name="ch8">
            <chart:title svg:x="0.451cm" svg:y="9.387cm" chart:style-name="ch9">
              <text:p>gain (dB)</text:p>
            </chart:title>
            <chart:grid chart:style-name="ch10" chart:class="major"/>
          </chart:axis>
          <chart:series chart:style-name="ch11" chart:values-cell-range-address="Sheet1.C3:Sheet1.C11" chart:label-cell-address="Sheet1.C1:Sheet1.C1" chart:class="chart:scatter">
            <chart:domain table:cell-range-address="Sheet1.A3:Sheet1.A11"/>
            <chart:data-point chart:repeated="9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gain(dB)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00">
                <text:p>100</text:p>
                <draw:g>
                  <svg:desc>Sheet1.A3:Sheet1.A11</svg:desc>
                </draw:g>
              </table:table-cell>
              <table:table-cell office:value-type="float" office:value="-3.01029995663981">
                <text:p>-3.01029995663981</text:p>
                <draw:g>
                  <svg:desc>Sheet1.C3:Sheet1.C1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0">
                <text:p>200</text:p>
              </table:table-cell>
              <table:table-cell office:value-type="float" office:value="-3.14258261397736">
                <text:p>-3.142582613977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00">
                <text:p>300</text:p>
              </table:table-cell>
              <table:table-cell office:value-type="float" office:value="-3.01029995663981">
                <text:p>-3.0102999566398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00">
                <text:p>400</text:p>
              </table:table-cell>
              <table:table-cell office:value-type="float" office:value="-4.2021640338319">
                <text:p>-4.202164033831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00">
                <text:p>500</text:p>
              </table:table-cell>
              <table:table-cell office:value-type="float" office:value="-5.22878745280338">
                <text:p>-5.2287874528033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40">
                <text:p>640</text:p>
              </table:table-cell>
              <table:table-cell office:value-type="float" office:value="-14.3179827593301">
                <text:p>-14.31798275933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00">
                <text:p>800</text:p>
              </table:table-cell>
              <table:table-cell office:value-type="float" office:value="-27.4472749489669">
                <text:p>-27.447274948966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0">
                <text:p>950</text:p>
              </table:table-cell>
              <table:table-cell office:value-type="float" office:value="-32.2184874961636">
                <text:p>-32.218487496163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0">
                <text:p>1000</text:p>
              </table:table-cell>
              <table:table-cell office:value-type="float" office:value="-45.2287874528034">
                <text:p>-45.228787452803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0.3.1$Windows_X86_64 LibreOffice_project/d7547858d014d4cf69878db179d326fc3483e082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